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nálisis de datos de alto rendimiento (RNA-seq) con R y Bioconductor</text:h>
      <text:p text:style-name="Standard"/>
      <text:p text:style-name="Standard">Las tecnologías de secuenciación de alto rendimiento han revolucionado durante la última década la investigación biológica debido, entre otros factores, a un aumento exponencial en la capacidad de generación de datos que ha ido acompañado de una disminución todavía más impresionante en el coste de la misma. Esta evolución ha impulsado, como es natural, avances en campos como la estadística y la bioinformática que se han visto reflejados en el desarrollo de los métodos y herramientas necesarios para la modelización y el análisis de los nuevos tipos de datos.</text:p>
      <text:p text:style-name="Standard">Uno de los campos más activos ha sido, sin duda, el análisis de datos de expresión génica, obtenidos primero mediante microarrays de DNA y más tarde por ultrasecuenciación (Brad Efron denomina el siglo XXI el “siglo de los microarrays”).</text:p>
      <text:p text:style-name="Standard">El objetivo de este curso es introducir el campo del análisis de expresión génica utilizando para ello datos de ultrasecuenciación con la tecnología conocida como “RNA-seq”. No se presupone conocimientos de biología o tecnologías de secuenciación pero si de estadística y R. Una vez completado se debería poder tomar unos datos de expresión y tras determinar su calidad y alinearlos con un genoma de referencia poder realizar los análisis más habituales como la selección de tránscritos diferencialmente expresando utilizando en cada etapa los paquetes adecuados de Bioconductor.</text:p>
      <text:p text:style-name="Standard">Los contenidos del curso son teórico prácticos y </text:p>
      <text:p text:style-name="Text_20_body"/>
      <text:list xml:id="list474119111" text:style-name="L1">
        <text:list-item>
          <text:p text:style-name="P1">Introducción a los datos de ultrasecuenciación y a Bioconductor. </text:p>
        </text:list-item>
        <text:list-item>
          <text:p text:style-name="P1">R y Bioconductor. Paquetes de Bioconductor para el manejo de datos de NGS.</text:p>
        </text:list-item>
        <text:list-item>
          <text:p text:style-name="P1">Control de calidad y pre-procesamiento de los datos. </text:p>
        </text:list-item>
        <text:list-item>
          <text:p text:style-name="P1">Indexación y mapeo de las secuencias. Cuantificación de las secuencias.</text:p>
        </text:list-item>
        <text:list-item>
          <text:p text:style-name="P1">Análisis básicos: selección de transcritos diferencialmente expresados. </text:p>
        </text:list-item>
        <text:list-item>
          <text:p text:style-name="P1">Otros análisis: Detección de isoformas. Chip-seq</text:p>
        </text:list-item>
        <text:list-item>
          <text:p text:style-name="P1">Hacia una interpretación biológica de los resultados. Análisis de enriquecimiento y técnicas relacionada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Sánchez</meta:initial-creator>
    <meta:creation-date>2014-05-11T17:10:53</meta:creation-date>
    <dc:date>2014-05-11T20:28:11</dc:date>
    <dc:creator>Alex Sanchez</dc:creator>
    <meta:editing-duration>PT12M21S</meta:editing-duration>
    <meta:editing-cycles>2</meta:editing-cycles>
    <meta:generator>LibreOffice/3.5$Linux_X86_64 LibreOffice_project/350m1$Build-2</meta:generator>
    <meta:document-statistic meta:table-count="0" meta:image-count="0" meta:object-count="0" meta:page-count="1" meta:paragraph-count="12" meta:word-count="307" meta:character-count="1999" meta:non-whitespace-character-count="1707"/>
  </office:meta>
</office:document-meta>
</file>